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nge 20MHz 4DCS (typical reference), inttime =</text:p>
          </table:table-cell>
          <table:table-cell table:number-columns-repeated="3"/>
          <table:table-cell office:value-type="float" office:value="7200" calcext:value-type="float">
            <text:p>72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6000 us with 12 emitters</text:p>
          </table:table-cell>
          <table:table-cell/>
          <table:table-cell table:formula="of:=6000*12/10" office:value-type="float" office:value="7200" calcext:value-type="float">
            <text:p>7200</text:p>
          </table:table-cell>
          <table:table-cell office:value-type="string" calcext:value-type="string">
            <text:p>With 10 emitter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.9" calcext:value-type="float">
            <text:p>1.9</text:p>
          </table:table-cell>
          <table:table-cell/>
          <table:table-cell office:value-type="string" calcext:value-type="string">
            <text:p>Amplitude gain from 20MHz→10MHz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2.1" calcext:value-type="float">
            <text:p>2.1</text:p>
          </table:table-cell>
          <table:table-cell/>
          <table:table-cell office:value-type="string" calcext:value-type="string">
            <text:p>Amplitude gain from 20MHz→6.66MHz</text:p>
          </table:table-cell>
          <table:table-cell table:number-columns-repeated="12"/>
          <table:table-cell office:value-type="string" calcext:value-type="string">
            <text:p>deg/pix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Amplitude gain narrow vs. wide</text:p>
          </table:table-cell>
          <table:table-cell table:number-columns-repeated="2"/>
          <table:table-cell office:value-type="string" calcext:value-type="string">
            <text:p>3.1 with 3 emitters &amp; faulty supply</text:p>
          </table:table-cell>
          <table:table-cell/>
          <table:table-cell table:style-name="ce4" table:formula="of:=5/3*3.1*1.1" office:value-type="float" office:value="5.68333333333333" calcext:value-type="float">
            <text:p>5.68</text:p>
          </table:table-cell>
          <table:table-cell office:value-type="string" calcext:value-type="string">
            <text:p>With 5 emitters &amp; fixed supply (assume +10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 conversion per frame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Rotation deg/s</text:p>
          </table:table-cell>
          <table:table-cell office:value-type="string" calcext:value-type="string">
            <text:p>Sensor rotation 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style-name="ce1" office:value-type="string" calcext:value-type="string">
            <text:p>BASIC SET</text:p>
          </table:table-cell>
          <table:table-cell office:value-type="string" calcext:value-type="string">
            <text:p>HDR_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table:formula="of:=[.R6]/1000*[.P7]" office:value-type="float" office:value="1.2" calcext:value-type="float">
            <text:p>1.2</text:p>
          </table:table-cell>
          <table:table-cell office:value-type="string" calcext:value-type="string">
            <text:p>deg</text:p>
          </table:table-cell>
          <table:table-cell table:style-name="ce4" table:formula="of:=[.Q7]/[.$R$3]" office:value-type="float" office:value="1.33333333333333" calcext:value-type="float">
            <text:p>1.33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10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10]+[.F10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[.D14]" office:value-type="float" office:value="3072" calcext:value-type="float">
            <text:p>3072</text:p>
          </table:table-cell>
          <table:table-cell table:formula="of:=2*[.D11]" office:value-type="float" office:value="6144" calcext:value-type="float">
            <text:p>6144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11]+[.F11]" office:value-type="float" office:value="9944" calcext:value-type="float">
            <text:p>9944</text:p>
          </table:table-cell>
          <table:table-cell table:style-name="ce3" table:formula="of:=SQRT(([.E11]/4)/[.$H$1])*[.$B$1]*SQRT([.$B$3])" office:value-type="float" office:value="4685.29614859082" calcext:value-type="float">
            <text:p>4685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12" calcext:value-type="float">
            <text:p>12</text:p>
          </table:table-cell>
          <table:table-cell table:formula="of:=4*[.D12]" office:value-type="float" office:value="48" calcext:value-type="float">
            <text:p>4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2]+[.F12]" office:value-type="float" office:value="7648" calcext:value-type="float">
            <text:p>7648</text:p>
          </table:table-cell>
          <table:table-cell table:style-name="ce3" table:formula="of:=SQRT(([.E12]/4)/[.$H$1])*[.$B$1]" office:value-type="float" office:value="285.773803324704" calcext:value-type="float">
            <text:p>286</text:p>
          </table:table-cell>
          <table:table-cell office:value-type="string" calcext:value-type="string">
            <text:p>Short exp / autoexp ba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2]" office:value-type="float" office:value="192" calcext:value-type="float">
            <text:p>192</text:p>
          </table:table-cell>
          <table:table-cell table:formula="of:=4*[.D13]" office:value-type="float" office:value="768" calcext:value-type="float">
            <text:p>76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3]+[.F13]" office:value-type="float" office:value="8368" calcext:value-type="float">
            <text:p>8368</text:p>
          </table:table-cell>
          <table:table-cell table:style-name="ce3" table:formula="of:=SQRT(([.E13]/4)/[.$H$1])*[.$B$1]" office:value-type="float" office:value="1143.09521329882" calcext:value-type="float">
            <text:p>1143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3]" office:value-type="float" office:value="3072" calcext:value-type="float">
            <text:p>3072</text:p>
          </table:table-cell>
          <table:table-cell table:formula="of:=4*[.D14]" office:value-type="float" office:value="12288" calcext:value-type="float">
            <text:p>1228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4]+[.F14]" office:value-type="float" office:value="19888" calcext:value-type="float">
            <text:p>19888</text:p>
          </table:table-cell>
          <table:table-cell table:style-name="ce3" table:formula="of:=SQRT(([.E14]/4)/[.$H$1])*[.$B$1]" office:value-type="float" office:value="4572.38085319527" calcext:value-type="float">
            <text:p>4572</text:p>
          </table:table-cell>
          <table:table-cell office:value-type="string" calcext:value-type="string">
            <text:p>HDR long</text:p>
          </table:table-cell>
          <table:table-cell table:number-columns-repeated="6"/>
          <table:table-cell office:value-type="string" calcext:value-type="string">
            <text:p>Translation mm/s</text:p>
          </table:table-cell>
          <table:table-cell office:value-type="string" calcext:value-type="string">
            <text:p>Sensor transl 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office:value-type="float" office:value="1500" calcext:value-type="float">
            <text:p>1500</text:p>
          </table:table-cell>
          <table:table-cell table:formula="of:=[.R14]/1000*[.P15]"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Target at [mm]</text:p>
          </table:table-cell>
          <table:table-cell office:value-type="string" calcext:value-type="string">
            <text:p>Angular: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90-ATAN([.Q18]/[.$Q$15])*360/(2*PI())" office:value-type="float" office:value="16.6992442339936" calcext:value-type="float">
            <text:p>16.699244234</text:p>
          </table:table-cell>
          <table:table-cell table:formula="of:=[.R18]/[.$R$3]" office:value-type="float" office:value="18.5547158155485" calcext:value-type="float">
            <text:p>18.5547158155</text:p>
          </table:table-cell>
          <table:table-cell/>
        </table:table-row>
        <table:table-row table:style-name="ro1">
          <table:table-cell table:number-columns-repeated="6"/>
          <table:table-cell table:formula="of:=SUM([.G10:.G17])/1000" office:value-type="float" office:value="47.898" calcext:value-type="float">
            <text:p>47.898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90-ATAN([.Q19]/[.$Q$15])*360/(2*PI())" office:value-type="float" office:value="8.53076560994812" calcext:value-type="float">
            <text:p>8.5307656099</text:p>
          </table:table-cell>
          <table:table-cell table:formula="of:=[.R19]/[.$R$3]" office:value-type="float" office:value="9.47862845549791" calcext:value-type="float">
            <text:p>9.4786284555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19]" office:value-type="float" office:value="20.8776984425237" calcext:value-type="float">
            <text:p>20.9</text:p>
          </table:table-cell>
          <table:table-cell office:value-type="string" calcext:value-type="string">
            <text:p>FPS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formula="of:=90-ATAN([.Q20]/[.$Q$15])*360/(2*PI())" office:value-type="float" office:value="1.71835800165545" calcext:value-type="float">
            <text:p>1.7183580017</text:p>
          </table:table-cell>
          <table:table-cell table:formula="of:=[.R20]/[.$R$3]" office:value-type="float" office:value="1.90928666850605" calcext:value-type="float">
            <text:p>1.9092866685</text:p>
          </table:table-cell>
          <table:table-cell/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formula="of:=90-ATAN([.Q21]/[.$Q$15])*360/(2*PI())" office:value-type="float" office:value="0.859372243644671" calcext:value-type="float">
            <text:p>0.8593722436</text:p>
          </table:table-cell>
          <table:table-cell table:formula="of:=[.R21]/[.$R$3]" office:value-type="float" office:value="0.954858048494079" calcext:value-type="float">
            <text:p>0.9548580485</text:p>
          </table:table-cell>
          <table:table-cell/>
        </table:table-row>
        <table:table-row table:style-name="ro1">
          <table:table-cell table:style-name="ce1" office:value-type="string" calcext:value-type="string">
            <text:p>LONG WIDE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3"/>
          <table:table-cell office:value-type="float" office:value="10000" calcext:value-type="float">
            <text:p>10000</text:p>
          </table:table-cell>
          <table:table-cell table:formula="of:=90-ATAN([.Q22]/[.$Q$15])*360/(2*PI())" office:value-type="float" office:value="0.171886822880012" calcext:value-type="float">
            <text:p>0.1718868229</text:p>
          </table:table-cell>
          <table:table-cell table:formula="of:=[.R22]/[.$R$3]" office:value-type="float" office:value="0.190985358755569" calcext:value-type="float">
            <text:p>0.1909853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25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25]+[.F25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28]" office:value-type="float" office:value="8360" calcext:value-type="float">
            <text:p>8360</text:p>
          </table:table-cell>
          <table:table-cell table:formula="of:=2*[.D26]" office:value-type="float" office:value="16720" calcext:value-type="float">
            <text:p>1672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26]+[.F26]" office:value-type="float" office:value="20520" calcext:value-type="float">
            <text:p>20520</text:p>
          </table:table-cell>
          <table:table-cell table:style-name="ce3" table:formula="of:=SQRT(([.E26]/4)/[.$H$1])*[.$B$1]*SQRT([.B3])" office:value-type="float" office:value="7729.11163502421" calcext:value-type="float">
            <text:p>7729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8]/16" office:value-type="float" office:value="275" calcext:value-type="float">
            <text:p>275</text:p>
          </table:table-cell>
          <table:table-cell table:formula="of:=4*[.D27]" office:value-type="float" office:value="1100" calcext:value-type="float">
            <text:p>1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7]+[.F27]" office:value-type="float" office:value="8700" calcext:value-type="float">
            <text:p>8700</text:p>
          </table:table-cell>
          <table:table-cell table:style-name="ce3" table:formula="of:=SQRT(([.E27]/4)/[.$H$1])*[.$B$1]*SQRT([.B2])" office:value-type="float" office:value="1885.71015211187" calcext:value-type="float">
            <text:p>1886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4400" calcext:value-type="float">
            <text:p>4400</text:p>
          </table:table-cell>
          <table:table-cell table:formula="of:=4*[.D28]" office:value-type="float" office:value="17600" calcext:value-type="float">
            <text:p>176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8]+[.F28]" office:value-type="float" office:value="25200" calcext:value-type="float">
            <text:p>25200</text:p>
          </table:table-cell>
          <table:table-cell table:style-name="ce3" table:formula="of:=SQRT(([.E28]/4)/[.$H$1])*[.$B$1]*SQRT([.B2])" office:value-type="float" office:value="7542.84060844749" calcext:value-type="float">
            <text:p>7543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25:.G31])/1000" office:value-type="float" office:value="56.47" calcext:value-type="float">
            <text:p>56.4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3]" office:value-type="float" office:value="17.7085177970604" calcext:value-type="float">
            <text:p>17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33]" office:value-type="float" office:value="104.368" calcext:value-type="float">
            <text:p>104.36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6]" office:value-type="float" office:value="9.58148091369002" calcext:value-type="float">
            <text:p>9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LONG NARROW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43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43]+[.F43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46]" office:value-type="float" office:value="8360" calcext:value-type="float">
            <text:p>8360</text:p>
          </table:table-cell>
          <table:table-cell table:formula="of:=2*[.D44]" office:value-type="float" office:value="16720" calcext:value-type="float">
            <text:p>1672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44]+[.F44]" office:value-type="float" office:value="20520" calcext:value-type="float">
            <text:p>20520</text:p>
          </table:table-cell>
          <table:table-cell table:style-name="ce3" table:formula="of:=SQRT(([.E44]/4)/[.$H$1])*[.$B$1]*SQRT([.B3])*SQRT([.B4])" office:value-type="float" office:value="18453.0011109304" calcext:value-type="float">
            <text:p>18453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46]/16" office:value-type="float" office:value="275" calcext:value-type="float">
            <text:p>275</text:p>
          </table:table-cell>
          <table:table-cell table:style-name="ce3" table:formula="of:=4*[.D45]" office:value-type="float" office:value="1100" calcext:value-type="float">
            <text:p>1100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5]+[.F45]" office:value-type="float" office:value="8700" calcext:value-type="float">
            <text:p>8700</text:p>
          </table:table-cell>
          <table:table-cell table:style-name="ce3" table:formula="of:=SQRT(([.E45]/4)/[.$H$1])*[.$B$1]*SQRT([.B2])*SQRT([.B4])" office:value-type="float" office:value="4502.0712825691" calcext:value-type="float">
            <text:p>4502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table:formula="of:=4*[.D46]" office:value-type="float" office:value="17600" calcext:value-type="float">
            <text:p>17600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6]+[.F46]" office:value-type="float" office:value="25200" calcext:value-type="float">
            <text:p>25200</text:p>
          </table:table-cell>
          <table:table-cell table:style-name="ce3" table:formula="of:=SQRT(([.E46]/4)/[.$H$1])*[.$B$1]*SQRT([.B2])*SQRT([.B4])" office:value-type="float" office:value="18008.2851302764" calcext:value-type="float">
            <text:p>18008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43:.G47])/1000" office:value-type="float" office:value="56.47" calcext:value-type="float">
            <text:p>56.4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1]" office:value-type="float" office:value="17.7085177970604" calcext:value-type="float">
            <text:p>17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51]" office:value-type="float" office:value="104.368" calcext:value-type="float">
            <text:p>104.36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4]" office:value-type="float" office:value="9.58148091369002" calcext:value-type="float">
            <text:p>9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OBSTACLE SET</text:p>
          </table:table-cell>
          <table:table-cell table:number-columns-repeated="2"/>
          <table:table-cell office:value-type="string" calcext:value-type="string">
            <text:p>10MHz used for better amplitude (half the inttime to get the desired 2m range), but also so that there is no need for time-consuming dealiasing (15m wrap-around vs. 2.3m nominal range)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61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61]+[.F61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25" calcext:value-type="float">
            <text:p>25</text:p>
          </table:table-cell>
          <table:table-cell table:formula="of:=4*[.D62]" office:value-type="float" office:value="100" calcext:value-type="float">
            <text:p>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62]+[.F62]" office:value-type="float" office:value="7700" calcext:value-type="float">
            <text:p>7700</text:p>
          </table:table-cell>
          <table:table-cell table:style-name="ce3" table:formula="of:=SQRT(([.E62]/4)/[.$H$1])*[.$B$1]*SQRT([.B2])" office:value-type="float" office:value="568.56300344719" calcext:value-type="float">
            <text:p>569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16*[.D62]" office:value-type="float" office:value="400" calcext:value-type="float">
            <text:p>400</text:p>
          </table:table-cell>
          <table:table-cell table:formula="of:=4*[.D63]" office:value-type="float" office:value="1600" calcext:value-type="float">
            <text:p>16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63]+[.F63]" office:value-type="float" office:value="5400" calcext:value-type="float">
            <text:p>5400</text:p>
          </table:table-cell>
          <table:table-cell table:style-name="ce3" table:formula="of:=SQRT(([.E63]/4)/[.$H$1])*[.$B$1]*SQRT([.B2])" office:value-type="float" office:value="2274.25201378876" calcext:value-type="float">
            <text:p>2274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61:.G66])/1000" office:value-type="float" office:value="15.15" calcext:value-type="float">
            <text:p>15.1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68]" office:value-type="float" office:value="66.006600660066" calcext:value-type="float">
            <text:p>66.0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react in mm</text:p>
          </table:table-cell>
          <table:table-cell office:value-type="string" calcext:value-type="string">
            <text:p>Max delay ms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3.6*[.A73]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[.C73]/[.A73]"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3.6*[.A74]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C74]/[.A74]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6*[.A75]"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table:formula="of:=[.C75]/[.A75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3.6*[.A76]" office:value-type="float" office:value="5.4" calcext:value-type="float">
            <text:p>5.4</text:p>
          </table:table-cell>
          <table:table-cell office:value-type="float" office:value="225" calcext:value-type="float">
            <text:p>225</text:p>
          </table:table-cell>
          <table:table-cell table:formula="of:=[.C76]/[.A76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6*[.A77]" office:value-type="float" office:value="7.2" calcext:value-type="float">
            <text:p>7.2</text:p>
          </table:table-cell>
          <table:table-cell office:value-type="float" office:value="300" calcext:value-type="float">
            <text:p>300</text:p>
          </table:table-cell>
          <table:table-cell table:formula="of:=[.C77]/[.A77]" office:value-type="float" office:value="150" calcext:value-type="float">
            <text:p>15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28:45.794245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9:03:01.450077831</meta:creation-date>
    <meta:generator>LibreOffice/5.1.6.2$Linux_X86_64 LibreOffice_project/10m0$Build-2</meta:generator>
    <dc:date>2019-03-28T12:12:35.341171548</dc:date>
    <meta:editing-duration>PT12H57M39S</meta:editing-duration>
    <meta:editing-cycles>93</meta:editing-cycles>
    <dc:creator>Antti Alhonen</dc:creator>
    <meta:document-statistic meta:table-count="1" meta:cell-count="295" meta:object-count="0"/>
  </office:meta>
</office:document-meta>
</file>